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12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9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20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24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28pt" fo:text-shadow="none" style:font-size-asian="28pt" style:font-size-complex="28pt"/>
    </style:style>
    <style:style style:name="P2" style:family="paragraph">
      <style:paragraph-properties fo:margin-left="0cm" fo:margin-right="0cm" fo:margin-top="0cm" fo:margin-bottom="0cm" fo:text-indent="0cm" style:text-autospace="none"/>
      <style:text-properties fo:color="#000000" fo:font-size="28pt" fo:text-shadow="none" style:font-size-asian="28pt" style:font-size-complex="2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8pt" fo:text-shadow="none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color="#000000" style:font-name="Segoe UI Semibold" fo:font-size="26pt" fo:font-style="italic" fo:text-shadow="none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  <style:paragraph-properties fo:margin-left="0.318cm" fo:margin-right="0cm" fo:margin-top="0cm" fo:margin-bottom="0cm" fo:text-indent="0cm" style:text-autospace="none"/>
      <style:text-properties fo:color="#000000" style:font-name="Segoe UI Semibold" fo:font-size="26pt" fo:font-style="italic" fo:text-shadow="none" fo:font-weight="bold" style:font-size-asian="26pt" style:font-style-asian="italic" style:font-weight-asian="bold" style:font-size-complex="26pt" style:font-style-complex="italic" style:font-weight-complex="bold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tyle-asian="italic" style:font-style-complex="italic"/>
    </style:style>
    <style:style style:name="P8" style:family="paragraph">
      <style:paragraph-properties fo:margin-left="0.318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tyle-asian="italic" style:font-style-complex="italic"/>
    </style:style>
    <style:style style:name="P9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name-asian="Segoe UI" style:font-size-asian="8.5pt" style:font-style-asian="italic" style:font-name-complex="Segoe UI" style:font-size-complex="8.5pt" style:font-style-complex="italic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margin-left="0.318cm" fo:margin-right="0cm" fo:margin-top="0cm" fo:margin-bottom="0cm" fo:text-indent="0cm" style:text-autospace="none"/>
      <style:text-properties style:font-name="Segoe UI1" fo:font-size="26pt" style:font-size-asian="26pt" style:font-size-complex="26pt"/>
    </style:style>
    <style:style style:name="P13" style:family="paragraph">
      <loext:graphic-properties draw:fill="none" draw:fill-color="#ffffff"/>
      <style:paragraph-properties fo:margin-left="0.318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14" style:family="paragraph">
      <style:paragraph-properties fo:margin-left="0cm" fo:margin-right="0cm" fo:margin-top="0cm" fo:margin-bottom="0cm" fo:text-indent="0cm" style:text-autospace="none"/>
      <style:text-properties style:font-name="Segoe UI Semibold" fo:font-size="26pt" fo:font-style="italic" style:font-style-asian="italic" style:font-style-complex="italic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style:font-name="Segoe UI Semibold" fo:font-size="26pt" fo:font-style="italic" style:font-size-asian="26pt" style:font-style-asian="italic" style:font-size-complex="26pt" style:font-style-complex="italic"/>
    </style:style>
    <style:style style:name="P16" style:family="paragraph"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style:font-style-asian="italic" style:font-style-complex="italic"/>
    </style:style>
    <style:style style:name="P17" style:family="paragraph">
      <loext:graphic-properties draw:fill="none" draw:fill-color="#ffffff"/>
      <style:paragraph-properties fo:margin-left="0.318cm" fo:margin-right="0cm" fo:margin-top="0cm" fo:margin-bottom="0cm" fo:text-indent="0cm" style:text-autospace="none"/>
      <style:text-properties fo:color="#000000" style:font-name="Segoe UI Semibold" fo:font-size="26pt" fo:font-style="italic" style:font-size-asian="26pt" style:font-style-asian="italic" style:font-size-complex="26pt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1" fo:font-size="28pt" fo:text-shadow="none" style:font-name-asian="Segoe UI" style:font-size-asian="28pt" style:font-name-complex="Segoe UI" style:font-size-complex="28pt"/>
    </style:style>
    <style:style style:name="T4" style:family="text">
      <style:text-properties fo:color="#000000" style:text-position="33% 58%" style:font-name="Segoe UI Semibold" fo:font-size="32pt" fo:font-style="italic" fo:text-shadow="none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5" style:family="text">
      <style:text-properties fo:color="#000000" style:font-name="Segoe UI Semibold" fo:font-size="32pt" fo:font-style="italic" fo:text-shadow="none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6" style:family="text">
      <style:text-properties fo:color="#000000" style:font-name="Segoe UI Semibold" fo:font-size="26pt" fo:font-style="italic" fo:text-shadow="none" fo:font-weight="bold" style:font-name-asian="Segoe UI" style:font-size-asian="26pt" style:font-style-asian="italic" style:font-weight-asian="bold" style:font-name-complex="Segoe UI" style:font-size-complex="26pt" style:font-style-complex="italic" style:font-weight-complex="bold"/>
    </style:style>
    <style:style style:name="T7" style:family="text">
      <style:text-properties fo:color="#000000" style:text-position="33%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8" style:family="text">
      <style:text-properties fo:color="#000000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fo:color="#000000" style:font-name="Segoe UI Semibold" fo:font-size="26pt" fo:font-style="italic" fo:text-shadow="none" style:font-name-asian="Segoe UI" style:font-size-asian="26pt" style:font-style-asian="italic" style:font-name-complex="Segoe UI" style:font-size-complex="26pt" style:font-style-complex="italic"/>
    </style:style>
    <style:style style:name="T10" style:family="text">
      <style:text-properties fo:font-variant="normal" fo:text-transform="none" fo:color="#417cbe" style:text-outline="false" style:text-line-through-style="none" style:text-line-through-type="none" style:text-position="6% 100%" style:font-name="Tahoma" fo:font-size="8pt" fo:font-style="italic" fo:text-shadow="none" style:text-underline-style="none" fo:font-weight="bold" style:letter-kerning="true" style:font-name-asian="Tahoma" style:font-size-asian="8pt" style:font-style-asian="italic" style:font-weight-asian="bold" style:font-name-complex="Tahoma" style:font-size-complex="8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417cbe" style:text-outline="false" style:text-line-through-style="none" style:text-line-through-type="none" style:text-position="6% 100%" style:font-name="Segoe UI Semibold" fo:font-size="32pt" fo:font-style="italic" fo:text-shadow="none" style:text-underline-style="none" fo:font-weight="bold" style:letter-kerning="true" style:font-name-asian="Tahoma" style:font-size-asian="32pt" style:font-style-asian="italic" style:font-weight-asian="bold" style:font-name-complex="Tahoma" style:font-size-complex="32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Tahoma" style:font-size-asian="32pt" style:font-style-asian="italic" style:font-weight-asian="normal" style:font-name-complex="Tahoma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Segoe UI Semibold" fo:font-size="32pt" style:font-name-asian="Segoe UI" style:font-size-asian="32pt" style:font-name-complex="Segoe UI" style:font-size-complex="32pt"/>
    </style:style>
    <style:style style:name="T14" style:family="text">
      <style:text-properties fo:color="#000000" style:text-position="33% 58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5" style:family="text">
      <style:text-properties fo:color="#000000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3" draw:layer="layout" svg:width="24.384cm" svg:height="4.372cm" svg:x="1.778cm" svg:y="0.962cm">
          <draw:text-box>
            <text:p text:style-name="P1"><text:span text:style-name="T1">Old Testament</text:span></text:p>
            <text:p text:style-name="P1"><text:span text:style-name="T2">Isaiah 61:1–4, 8–11</text:span></text:p>
            <text:p text:style-name="P2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6" draw:layer="layout" svg:width="25.908cm" svg:height="9.269cm" svg:x="1.016cm" svg:y="0.762cm">
          <draw:text-box>
            <text:p text:style-name="P5"><text:span text:style-name="T4">1</text:span><text:span text:style-name="T5">The Spirit of the Lord GOD is upon me, because the LORD has anointed me to bring good news to the poor; he has sent me to bind up the broken-hearted, to proclaim liberty to the captives, and the opening of the prison to those who are bound;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9" draw:layer="layout" svg:width="25.908cm" svg:height="7.766cm" svg:x="1.016cm" svg:y="0.762cm">
          <draw:text-box>
            <text:p text:style-name="P7"><text:span text:style-name="T7">2</text:span><text:span text:style-name="T8">to proclaim the year of the LORD’s favor, and the day of vengeance of our God; to comfort all who mourn; </text:span><text:span text:style-name="T7">3</text:span><text:span text:style-name="T8">to grant to those who mourn in Zion - to give them a beautiful headdress instead of ashes,</text:span></text:p>
            <text:p text:style-name="P8"><text:span text:style-name="T8">the oil of gladness instead of mourning,</text:span><text:span text:style-name="T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10" draw:layer="layout" svg:width="25.908cm" svg:height="5.08cm" svg:x="1.016cm" svg:y="0.762cm">
          <draw:text-box>
            <text:p text:style-name="P7"><text:span text:style-name="T8">the garment of praise instead of a faint spirit; that they may be called oaks of righteousness, the planting of the LORD, that he may be glorifi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10" draw:layer="layout" svg:width="24.892cm" svg:height="6.263cm" svg:x="1.778cm" svg:y="0.87cm">
          <draw:text-box>
            <text:p text:style-name="P7"><text:span text:style-name="T7">4</text:span><text:span text:style-name="T8">They shall build up the ancient ruins; they shall raise up the former devastations; </text:span><text:span text:style-name="T8">they shall repair the ruined cities, the devastations of many generations.</text:span><text:span text:style-name="T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7" draw:text-style-name="P12" draw:layer="layout" svg:width="24.384cm" svg:height="6.33cm" svg:x="1.778cm" svg:y="1.016cm">
          <draw:text-box>
            <text:p><text:span text:style-name="T7">8</text:span><text:span text:style-name="T8"> For I the LORD love justice;</text:span><text:span text:style-name="T10"> </text:span><text:span text:style-name="T11"><text:s/></text:span><text:span text:style-name="T8">I hate robbery and wrong; I will faithfully give them their recompense, </text:span><text:span text:style-name="T12">and I will make an everlasting covenant with them. </text:span><text:span text:style-name="T13">ant with the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4" draw:text-style-name="P13" draw:layer="layout" svg:width="23.876cm" svg:height="7.766cm" svg:x="2.032cm" svg:y="0.87cm">
          <draw:text-box>
            <text:p text:style-name="P8"><text:span text:style-name="T7">9</text:span><text:span text:style-name="T8">Their offspring shall be known among the nations, and their descendants in the midst of the peoples; all who see them shall acknowledge them, that they are an offspring the LORD has blessed.</text:span><text:span text:style-name="T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8" draw:text-style-name="P15" draw:layer="layout" svg:width="24.892cm" svg:height="4.93cm" svg:x="1.371cm" svg:y="1.036cm">
          <draw:text-box>
            <text:p text:style-name="P14"><text:span text:style-name="T14">1</text:span><text:span text:style-name="T7">0</text:span><text:span text:style-name="T8">I will greatly rejoice in the LORD; my soul shall exult in my God, for he has clothed me with the garments of salvatio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9" draw:text-style-name="P15" draw:layer="layout" svg:width="24.384cm" svg:height="6.454cm" svg:x="2.054cm" svg:y="0.883cm">
          <draw:text-box>
            <text:p text:style-name="P14"><text:span text:style-name="T8">he has covered me with the robe of righteousness, as a bridegroom decks himself like a priest with a beautiful headdress, and as a bride adorns herself with her jewel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10" draw:text-style-name="P17" draw:layer="layout" svg:width="25.146cm" svg:height="6.496cm" svg:x="1.27cm" svg:y="0.87cm">
          <draw:text-box>
            <text:p text:style-name="P16"><text:span text:style-name="T14">11</text:span><text:span text:style-name="T15">For as the earth brings forth its sprouts, and as a garden causes what is sown in it to sprout up, so the Lord GOD will cause righteousness and praise to sprout up before all the natio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3T15:53:14.100000000</meta:creation-date>
    <dc:title>Hymn template</dc:title>
    <meta:editing-duration>PT36M38S</meta:editing-duration>
    <meta:editing-cycles>4</meta:editing-cycles>
    <meta:generator>LibreOffice/5.4.3.2$Windows_X86_64 LibreOffice_project/92a7159f7e4af62137622921e809f8546db437e5</meta:generator>
    <meta:initial-creator>Arthur Hoch</meta:initial-creator>
    <dc:date>2017-12-14T20:46:14.614000000</dc:date>
    <meta:document-statistic meta:object-count="51"/>
    <meta:template xlink:type="simple" xlink:actuate="onRequest" xlink:title="Hymn template" xlink:href="../../AppData/Roaming/LibreOffice/4/user/template/Worship%20Templsates/Hymn%20template.otp" meta:date="2014-12-13T15:53:13.773000000"/>
  </office:meta>
</office:document-meta>
</file>